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4.91mm"/>
    </style:style>
    <style:style style:name="co2" style:family="table-column">
      <style:table-column-properties fo:break-before="auto" style:column-width="31.3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emangit:ghcom_ </text:p>
          </table:table-cell>
          <table:table-cell office:value-type="float" office:value="9503770194" calcext:value-type="float">
            <text:p>9503770194</text:p>
          </table:table-cell>
        </table:table-row>
        <table:table-row table:style-name="ro1">
          <table:table-cell office:value-type="string" calcext:value-type="string">
            <text:p>semangit:ghrepo_ </text:p>
          </table:table-cell>
          <table:table-cell office:value-type="float" office:value="7741798227" calcext:value-type="float">
            <text:p>7741798227</text:p>
          </table:table-cell>
        </table:table-row>
        <table:table-row table:style-name="ro1">
          <table:table-cell office:value-type="string" calcext:value-type="string">
            <text:p>semangit:repository_has_commit </text:p>
          </table:table-cell>
          <table:table-cell office:value-type="float" office:value="5864325601" calcext:value-type="float">
            <text:p>5864325601</text:p>
          </table:table-cell>
        </table:table-row>
        <table:table-row table:style-name="ro1">
          <table:table-cell office:value-type="string" calcext:value-type="string">
            <text:p>semangit:ghuser_ </text:p>
          </table:table-cell>
          <table:table-cell office:value-type="float" office:value="3026876265" calcext:value-type="float">
            <text:p>3026876265</text:p>
          </table:table-cell>
        </table:table-row>
        <table:table-row table:style-name="ro1">
          <table:table-cell office:value-type="string" calcext:value-type="string">
            <text:p>semangit:github_commit </text:p>
          </table:table-cell>
          <table:table-cell office:value-type="float" office:value="1144648674" calcext:value-type="float">
            <text:p>1144648674</text:p>
          </table:table-cell>
        </table:table-row>
        <table:table-row table:style-name="ro1">
          <table:table-cell office:value-type="string" calcext:value-type="string">
            <text:p>semangit:commit_author </text:p>
          </table:table-cell>
          <table:table-cell office:value-type="float" office:value="1144648674" calcext:value-type="float">
            <text:p>1144648674</text:p>
          </table:table-cell>
        </table:table-row>
        <table:table-row table:style-name="ro1">
          <table:table-cell office:value-type="string" calcext:value-type="string">
            <text:p>semangit:commit_created_at </text:p>
          </table:table-cell>
          <table:table-cell office:value-type="float" office:value="1144648674" calcext:value-type="float">
            <text:p>1144648674</text:p>
          </table:table-cell>
        </table:table-row>
        <table:table-row table:style-name="ro1">
          <table:table-cell office:value-type="string" calcext:value-type="string">
            <text:p>semangit:commit_sha </text:p>
          </table:table-cell>
          <table:table-cell office:value-type="float" office:value="1144648674" calcext:value-type="float">
            <text:p>1144648674</text:p>
          </table:table-cell>
        </table:table-row>
        <table:table-row table:style-name="ro1">
          <table:table-cell office:value-type="string" calcext:value-type="string">
            <text:p>semangit:commit_committed_by </text:p>
          </table:table-cell>
          <table:table-cell office:value-type="float" office:value="1144648674" calcext:value-type="float">
            <text:p>1144648674</text:p>
          </table:table-cell>
        </table:table-row>
        <table:table-row table:style-name="ro1">
          <table:table-cell office:value-type="string" calcext:value-type="string">
            <text:p>semangit:commit_repository </text:p>
          </table:table-cell>
          <table:table-cell office:value-type="float" office:value="1144439783" calcext:value-type="float">
            <text:p>1144439783</text:p>
          </table:table-cell>
        </table:table-row>
        <table:table-row table:style-name="ro1">
          <table:table-cell office:value-type="string" calcext:value-type="string">
            <text:p>semangit:commit_has_parent </text:p>
          </table:table-cell>
          <table:table-cell office:value-type="float" office:value="1143826263" calcext:value-type="float">
            <text:p>1143826263</text:p>
          </table:table-cell>
        </table:table-row>
        <table:table-row table:style-name="ro1">
          <table:table-cell office:value-type="string" calcext:value-type="string">
            <text:p>semangit:ghissue_ </text:p>
          </table:table-cell>
          <table:table-cell office:value-type="float" office:value="345932776" calcext:value-type="float">
            <text:p>345932776</text:p>
          </table:table-cell>
        </table:table-row>
        <table:table-row table:style-name="ro1">
          <table:table-cell office:value-type="string" calcext:value-type="string">
            <text:p>semangit:ghlb_ </text:p>
          </table:table-cell>
          <table:table-cell office:value-type="float" office:value="321891804" calcext:value-type="float">
            <text:p>321891804</text:p>
          </table:table-cell>
        </table:table-row>
        <table:table-row table:style-name="ro1">
          <table:table-cell office:value-type="string" calcext:value-type="string">
            <text:p>semangit:github_repo_label_name </text:p>
          </table:table-cell>
          <table:table-cell office:value-type="float" office:value="298759991" calcext:value-type="float">
            <text:p>298759991</text:p>
          </table:table-cell>
        </table:table-row>
        <table:table-row table:style-name="ro1">
          <table:table-cell office:value-type="string" calcext:value-type="string">
            <text:p>semangit:github_repo_label_project </text:p>
          </table:table-cell>
          <table:table-cell office:value-type="float" office:value="298759991" calcext:value-type="float">
            <text:p>298759991</text:p>
          </table:table-cell>
        </table:table-row>
        <table:table-row table:style-name="ro1">
          <table:table-cell office:value-type="string" calcext:value-type="string">
            <text:p>semangit:github_repo_label </text:p>
          </table:table-cell>
          <table:table-cell office:value-type="float" office:value="298759991" calcext:value-type="float">
            <text:p>298759991</text:p>
          </table:table-cell>
        </table:table-row>
        <table:table-row table:style-name="ro1">
          <table:table-cell office:value-type="string" calcext:value-type="string">
            <text:p>semangit:ghpr_ </text:p>
          </table:table-cell>
          <table:table-cell office:value-type="float" office:value="264501984" calcext:value-type="float">
            <text:p>264501984</text:p>
          </table:table-cell>
        </table:table-row>
        <table:table-row table:style-name="ro1">
          <table:table-cell office:value-type="string" calcext:value-type="string">
            <text:p>semangit:pull_request_has_commit </text:p>
          </table:table-cell>
          <table:table-cell office:value-type="float" office:value="215808092" calcext:value-type="float">
            <text:p>215808092</text:p>
          </table:table-cell>
        </table:table-row>
        <table:table-row table:style-name="ro1">
          <table:table-cell office:value-type="string" calcext:value-type="string">
            <text:p>semangit:comment_for </text:p>
          </table:table-cell>
          <table:table-cell office:value-type="float" office:value="189596913" calcext:value-type="float">
            <text:p>189596913</text:p>
          </table:table-cell>
        </table:table-row>
        <table:table-row table:style-name="ro1">
          <table:table-cell office:value-type="string" calcext:value-type="string">
            <text:p>semangit:comment_author </text:p>
          </table:table-cell>
          <table:table-cell office:value-type="float" office:value="161661924" calcext:value-type="float">
            <text:p>161661924</text:p>
          </table:table-cell>
        </table:table-row>
        <table:table-row table:style-name="ro1">
          <table:table-cell office:value-type="string" calcext:value-type="string">
            <text:p>semangit:comment </text:p>
          </table:table-cell>
          <table:table-cell office:value-type="float" office:value="161619014" calcext:value-type="float">
            <text:p>161619014</text:p>
          </table:table-cell>
        </table:table-row>
        <table:table-row table:style-name="ro1">
          <table:table-cell office:value-type="string" calcext:value-type="string">
            <text:p>semangit:comment_created_at </text:p>
          </table:table-cell>
          <table:table-cell office:value-type="float" office:value="161534284" calcext:value-type="float">
            <text:p>161534284</text:p>
          </table:table-cell>
        </table:table-row>
        <table:table-row table:style-name="ro1">
          <table:table-cell office:value-type="string" calcext:value-type="string">
            <text:p>semangit:github_following_since </text:p>
          </table:table-cell>
          <table:table-cell office:value-type="float" office:value="154452826" calcext:value-type="float">
            <text:p>154452826</text:p>
          </table:table-cell>
        </table:table-row>
        <table:table-row table:style-name="ro1">
          <table:table-cell office:value-type="string" calcext:value-type="string">
            <text:p>semangit:github_follower </text:p>
          </table:table-cell>
          <table:table-cell office:value-type="float" office:value="154448965" calcext:value-type="float">
            <text:p>154448965</text:p>
          </table:table-cell>
        </table:table-row>
        <table:table-row table:style-name="ro1">
          <table:table-cell office:value-type="string" calcext:value-type="string">
            <text:p>semangit:github_follows </text:p>
          </table:table-cell>
          <table:table-cell office:value-type="float" office:value="154410344" calcext:value-type="float">
            <text:p>154410344</text:p>
          </table:table-cell>
        </table:table-row>
        <table:table-row table:style-name="ro1">
          <table:table-cell office:value-type="string" calcext:value-type="string">
            <text:p>semangit:github_follow_event </text:p>
          </table:table-cell>
          <table:table-cell office:value-type="float" office:value="154390338" calcext:value-type="float">
            <text:p>154390338</text:p>
          </table:table-cell>
        </table:table-row>
        <table:table-row table:style-name="ro1">
          <table:table-cell office:value-type="string" calcext:value-type="string">
            <text:p>semangit:github_user_or_project </text:p>
          </table:table-cell>
          <table:table-cell office:value-type="float" office:value="154347908" calcext:value-type="float">
            <text:p>154347908</text:p>
          </table:table-cell>
        </table:table-row>
        <table:table-row table:style-name="ro1">
          <table:table-cell office:value-type="string" calcext:value-type="string">
            <text:p>semangit:github_issue_event_action </text:p>
          </table:table-cell>
          <table:table-cell office:value-type="float" office:value="115051553" calcext:value-type="float">
            <text:p>115051553</text:p>
          </table:table-cell>
        </table:table-row>
        <table:table-row table:style-name="ro1">
          <table:table-cell office:value-type="string" calcext:value-type="string">
            <text:p>semangit:github_issue_event_for </text:p>
          </table:table-cell>
          <table:table-cell office:value-type="float" office:value="115051553" calcext:value-type="float">
            <text:p>115051553</text:p>
          </table:table-cell>
        </table:table-row>
        <table:table-row table:style-name="ro1">
          <table:table-cell office:value-type="string" calcext:value-type="string">
            <text:p>semangit:github_issue_event </text:p>
          </table:table-cell>
          <table:table-cell office:value-type="float" office:value="115051553" calcext:value-type="float">
            <text:p>115051553</text:p>
          </table:table-cell>
        </table:table-row>
        <table:table-row table:style-name="ro1">
          <table:table-cell office:value-type="string" calcext:value-type="string">
            <text:p>semangit:github_issue_event_actor </text:p>
          </table:table-cell>
          <table:table-cell office:value-type="float" office:value="115051553" calcext:value-type="float">
            <text:p>115051553</text:p>
          </table:table-cell>
        </table:table-row>
        <table:table-row table:style-name="ro1">
          <table:table-cell office:value-type="string" calcext:value-type="string">
            <text:p>semangit:github_issue_event_created_at </text:p>
          </table:table-cell>
          <table:table-cell office:value-type="float" office:value="115051553" calcext:value-type="float">
            <text:p>115051553</text:p>
          </table:table-cell>
        </table:table-row>
        <table:table-row table:style-name="ro1">
          <table:table-cell office:value-type="string" calcext:value-type="string">
            <text:p>semangit:ghlang_ </text:p>
          </table:table-cell>
          <table:table-cell office:value-type="float" office:value="114540399" calcext:value-type="float">
            <text:p>114540399</text:p>
          </table:table-cell>
        </table:table-row>
        <table:table-row table:style-name="ro1">
          <table:table-cell office:value-type="string" calcext:value-type="string">
            <text:p>semangit:github_project_language_is </text:p>
          </table:table-cell>
          <table:table-cell office:value-type="float" office:value="114540030" calcext:value-type="float">
            <text:p>114540030</text:p>
          </table:table-cell>
        </table:table-row>
        <table:table-row table:style-name="ro1">
          <table:table-cell office:value-type="string" calcext:value-type="string">
            <text:p>semangit:github_project_language_timestamp </text:p>
          </table:table-cell>
          <table:table-cell office:value-type="float" office:value="114540030" calcext:value-type="float">
            <text:p>114540030</text:p>
          </table:table-cell>
        </table:table-row>
        <table:table-row table:style-name="ro1">
          <table:table-cell office:value-type="string" calcext:value-type="string">
            <text:p>semangit:github_project_language_repo </text:p>
          </table:table-cell>
          <table:table-cell office:value-type="float" office:value="114540030" calcext:value-type="float">
            <text:p>114540030</text:p>
          </table:table-cell>
        </table:table-row>
        <table:table-row table:style-name="ro1">
          <table:table-cell office:value-type="string" calcext:value-type="string">
            <text:p>semangit:github_project_language_bytes </text:p>
          </table:table-cell>
          <table:table-cell office:value-type="float" office:value="114540030" calcext:value-type="float">
            <text:p>114540030</text:p>
          </table:table-cell>
        </table:table-row>
        <table:table-row table:style-name="ro1">
          <table:table-cell office:value-type="string" calcext:value-type="string">
            <text:p>semangit:github_project_language </text:p>
          </table:table-cell>
          <table:table-cell office:value-type="float" office:value="114540030" calcext:value-type="float">
            <text:p>114540030</text:p>
          </table:table-cell>
        </table:table-row>
        <table:table-row table:style-name="ro1">
          <table:table-cell office:value-type="string" calcext:value-type="string">
            <text:p>semangit:github_pull_request_action_id </text:p>
          </table:table-cell>
          <table:table-cell office:value-type="float" office:value="109801423" calcext:value-type="float">
            <text:p>109801423</text:p>
          </table:table-cell>
        </table:table-row>
        <table:table-row table:style-name="ro1">
          <table:table-cell office:value-type="string" calcext:value-type="string">
            <text:p>semangit:github_pull_request_action_type </text:p>
          </table:table-cell>
          <table:table-cell office:value-type="float" office:value="109801423" calcext:value-type="float">
            <text:p>109801423</text:p>
          </table:table-cell>
        </table:table-row>
        <table:table-row table:style-name="ro1">
          <table:table-cell office:value-type="string" calcext:value-type="string">
            <text:p>semangit:github_pull_request_action_pull_request </text:p>
          </table:table-cell>
          <table:table-cell office:value-type="float" office:value="109801423" calcext:value-type="float">
            <text:p>109801423</text:p>
          </table:table-cell>
        </table:table-row>
        <table:table-row table:style-name="ro1">
          <table:table-cell office:value-type="string" calcext:value-type="string">
            <text:p>semangit:github_pull_request_action_created_at </text:p>
          </table:table-cell>
          <table:table-cell office:value-type="float" office:value="109801423" calcext:value-type="float">
            <text:p>109801423</text:p>
          </table:table-cell>
        </table:table-row>
        <table:table-row table:style-name="ro1">
          <table:table-cell office:value-type="string" calcext:value-type="string">
            <text:p>semangit:github_pull_request_action </text:p>
          </table:table-cell>
          <table:table-cell office:value-type="float" office:value="109801423" calcext:value-type="float">
            <text:p>109801423</text:p>
          </table:table-cell>
        </table:table-row>
        <table:table-row table:style-name="ro1">
          <table:table-cell office:value-type="string" calcext:value-type="string">
            <text:p>semangit:github_pull_request_actor </text:p>
          </table:table-cell>
          <table:table-cell office:value-type="float" office:value="109438629" calcext:value-type="float">
            <text:p>109438629</text:p>
          </table:table-cell>
        </table:table-row>
        <table:table-row table:style-name="ro1">
          <table:table-cell office:value-type="string" calcext:value-type="string">
            <text:p>semangit:github_project </text:p>
          </table:table-cell>
          <table:table-cell office:value-type="float" office:value="104333209" calcext:value-type="float">
            <text:p>104333209</text:p>
          </table:table-cell>
        </table:table-row>
        <table:table-row table:style-name="ro1">
          <table:table-cell office:value-type="string" calcext:value-type="string">
            <text:p>semangit:github_has_owner </text:p>
          </table:table-cell>
          <table:table-cell office:value-type="float" office:value="104333209" calcext:value-type="float">
            <text:p>104333209</text:p>
          </table:table-cell>
        </table:table-row>
        <table:table-row table:style-name="ro1">
          <table:table-cell office:value-type="string" calcext:value-type="string">
            <text:p>semangit:github_project_deleted </text:p>
          </table:table-cell>
          <table:table-cell office:value-type="float" office:value="104333209" calcext:value-type="float">
            <text:p>104333209</text:p>
          </table:table-cell>
        </table:table-row>
        <table:table-row table:style-name="ro1">
          <table:table-cell office:value-type="string" calcext:value-type="string">
            <text:p>semangit:github_project_name </text:p>
          </table:table-cell>
          <table:table-cell office:value-type="float" office:value="104333209" calcext:value-type="float">
            <text:p>104333209</text:p>
          </table:table-cell>
        </table:table-row>
        <table:table-row table:style-name="ro1">
          <table:table-cell office:value-type="string" calcext:value-type="string">
            <text:p>semangit:repository_created_at </text:p>
          </table:table-cell>
          <table:table-cell office:value-type="float" office:value="104333209" calcext:value-type="float">
            <text:p>104333209</text:p>
          </table:table-cell>
        </table:table-row>
        <table:table-row table:style-name="ro1">
          <table:table-cell office:value-type="string" calcext:value-type="string">
            <text:p>semangit:repository_url </text:p>
          </table:table-cell>
          <table:table-cell office:value-type="float" office:value="104333209" calcext:value-type="float">
            <text:p>104333209</text:p>
          </table:table-cell>
        </table:table-row>
        <table:table-row table:style-name="ro1">
          <table:table-cell office:value-type="string" calcext:value-type="string">
            <text:p>semangit:github_project_description </text:p>
          </table:table-cell>
          <table:table-cell office:value-type="float" office:value="94822397" calcext:value-type="float">
            <text:p>94822397</text:p>
          </table:table-cell>
        </table:table-row>
        <table:table-row table:style-name="ro1">
          <table:table-cell office:value-type="string" calcext:value-type="string">
            <text:p>semangit:github_issue_created_at </text:p>
          </table:table-cell>
          <table:table-cell office:value-type="float" office:value="81556760" calcext:value-type="float">
            <text:p>81556760</text:p>
          </table:table-cell>
        </table:table-row>
        <table:table-row table:style-name="ro1">
          <table:table-cell office:value-type="string" calcext:value-type="string">
            <text:p>semangit:github_issue </text:p>
          </table:table-cell>
          <table:table-cell office:value-type="float" office:value="81556760" calcext:value-type="float">
            <text:p>81556760</text:p>
          </table:table-cell>
        </table:table-row>
        <table:table-row table:style-name="ro1">
          <table:table-cell office:value-type="string" calcext:value-type="string">
            <text:p>semangit:github_issue_project </text:p>
          </table:table-cell>
          <table:table-cell office:value-type="float" office:value="81556760" calcext:value-type="float">
            <text:p>81556760</text:p>
          </table:table-cell>
        </table:table-row>
        <table:table-row table:style-name="ro1">
          <table:table-cell office:value-type="string" calcext:value-type="string">
            <text:p>semangit:repository_language </text:p>
          </table:table-cell>
          <table:table-cell office:value-type="float" office:value="51994171" calcext:value-type="float">
            <text:p>51994171</text:p>
          </table:table-cell>
        </table:table-row>
        <table:table-row table:style-name="ro1">
          <table:table-cell office:value-type="string" calcext:value-type="string">
            <text:p>semangit:github_issue_pull_request </text:p>
          </table:table-cell>
          <table:table-cell office:value-type="float" office:value="42996059" calcext:value-type="float">
            <text:p>42996059</text:p>
          </table:table-cell>
        </table:table-row>
        <table:table-row table:style-name="ro1">
          <table:table-cell office:value-type="string" calcext:value-type="string">
            <text:p>semangit:pull_request_base_commit </text:p>
          </table:table-cell>
          <table:table-cell office:value-type="float" office:value="42590151" calcext:value-type="float">
            <text:p>42590151</text:p>
          </table:table-cell>
        </table:table-row>
        <table:table-row table:style-name="ro1">
          <table:table-cell office:value-type="string" calcext:value-type="string">
            <text:p>semangit:github_pull_request </text:p>
          </table:table-cell>
          <table:table-cell office:value-type="float" office:value="42590151" calcext:value-type="float">
            <text:p>42590151</text:p>
          </table:table-cell>
        </table:table-row>
        <table:table-row table:style-name="ro1">
          <table:table-cell office:value-type="string" calcext:value-type="string">
            <text:p>semangit:github_pull_request_id </text:p>
          </table:table-cell>
          <table:table-cell office:value-type="float" office:value="42590151" calcext:value-type="float">
            <text:p>42590151</text:p>
          </table:table-cell>
        </table:table-row>
        <table:table-row table:style-name="ro1">
          <table:table-cell office:value-type="string" calcext:value-type="string">
            <text:p>semangit:pull_request_base_project </text:p>
          </table:table-cell>
          <table:table-cell office:value-type="float" office:value="42590151" calcext:value-type="float">
            <text:p>42590151</text:p>
          </table:table-cell>
        </table:table-row>
        <table:table-row table:style-name="ro1">
          <table:table-cell office:value-type="string" calcext:value-type="string">
            <text:p>semangit:github_pull_request_intra_branch </text:p>
          </table:table-cell>
          <table:table-cell office:value-type="float" office:value="42590151" calcext:value-type="float">
            <text:p>42590151</text:p>
          </table:table-cell>
        </table:table-row>
        <table:table-row table:style-name="ro1">
          <table:table-cell office:value-type="string" calcext:value-type="string">
            <text:p>semangit:pull_request_head_project </text:p>
          </table:table-cell>
          <table:table-cell office:value-type="float" office:value="42365388" calcext:value-type="float">
            <text:p>42365388</text:p>
          </table:table-cell>
        </table:table-row>
        <table:table-row table:style-name="ro1">
          <table:table-cell office:value-type="string" calcext:value-type="string">
            <text:p>semangit:pull_request_head_commit </text:p>
          </table:table-cell>
          <table:table-cell office:value-type="float" office:value="42334071" calcext:value-type="float">
            <text:p>42334071</text:p>
          </table:table-cell>
        </table:table-row>
        <table:table-row table:style-name="ro1">
          <table:table-cell office:value-type="string" calcext:value-type="string">
            <text:p>semangit:github_issue_reporter </text:p>
          </table:table-cell>
          <table:table-cell office:value-type="float" office:value="39605097" calcext:value-type="float">
            <text:p>39605097</text:p>
          </table:table-cell>
        </table:table-row>
        <table:table-row table:style-name="ro1">
          <table:table-cell office:value-type="string" calcext:value-type="string">
            <text:p>semangit:github_forked_from </text:p>
          </table:table-cell>
          <table:table-cell office:value-type="float" office:value="39128807" calcext:value-type="float">
            <text:p>39128807</text:p>
          </table:table-cell>
        </table:table-row>
        <table:table-row table:style-name="ro1">
          <table:table-cell office:value-type="string" calcext:value-type="string">
            <text:p>semangit:comment_body </text:p>
          </table:table-cell>
          <table:table-cell office:value-type="float" office:value="33585955" calcext:value-type="float">
            <text:p>33585955</text:p>
          </table:table-cell>
        </table:table-row>
        <table:table-row table:style-name="ro1">
          <table:table-cell office:value-type="string" calcext:value-type="string">
            <text:p>semangit:comment_pos </text:p>
          </table:table-cell>
          <table:table-cell office:value-type="float" office:value="30875425" calcext:value-type="float">
            <text:p>30875425</text:p>
          </table:table-cell>
        </table:table-row>
        <table:table-row table:style-name="ro1">
          <table:table-cell office:value-type="string" calcext:value-type="string">
            <text:p>semangit:github_user </text:p>
          </table:table-cell>
          <table:table-cell office:value-type="float" office:value="28314551" calcext:value-type="float">
            <text:p>28314551</text:p>
          </table:table-cell>
        </table:table-row>
        <table:table-row table:style-name="ro1">
          <table:table-cell office:value-type="string" calcext:value-type="string">
            <text:p>semangit:github_user_is_org </text:p>
          </table:table-cell>
          <table:table-cell office:value-type="float" office:value="28314551" calcext:value-type="float">
            <text:p>28314551</text:p>
          </table:table-cell>
        </table:table-row>
        <table:table-row table:style-name="ro1">
          <table:table-cell office:value-type="string" calcext:value-type="string">
            <text:p>semangit:github_user_fake </text:p>
          </table:table-cell>
          <table:table-cell office:value-type="float" office:value="28314551" calcext:value-type="float">
            <text:p>28314551</text:p>
          </table:table-cell>
        </table:table-row>
        <table:table-row table:style-name="ro1">
          <table:table-cell office:value-type="string" calcext:value-type="string">
            <text:p>semangit:github_login </text:p>
          </table:table-cell>
          <table:table-cell office:value-type="float" office:value="28314551" calcext:value-type="float">
            <text:p>28314551</text:p>
          </table:table-cell>
        </table:table-row>
        <table:table-row table:style-name="ro1">
          <table:table-cell office:value-type="string" calcext:value-type="string">
            <text:p>semangit:github_user_deleted </text:p>
          </table:table-cell>
          <table:table-cell office:value-type="float" office:value="28314551" calcext:value-type="float">
            <text:p>28314551</text:p>
          </table:table-cell>
        </table:table-row>
        <table:table-row table:style-name="ro1">
          <table:table-cell office:value-type="string" calcext:value-type="string">
            <text:p>semangit:github_user_created_at </text:p>
          </table:table-cell>
          <table:table-cell office:value-type="float" office:value="28314551" calcext:value-type="float">
            <text:p>28314551</text:p>
          </table:table-cell>
        </table:table-row>
        <table:table-row table:style-name="ro1">
          <table:table-cell office:value-type="string" calcext:value-type="string">
            <text:p>semangit:github_issue_label_used_by </text:p>
          </table:table-cell>
          <table:table-cell office:value-type="float" office:value="23352041" calcext:value-type="float">
            <text:p>23352041</text:p>
          </table:table-cell>
        </table:table-row>
        <table:table-row table:style-name="ro1">
          <table:table-cell office:value-type="string" calcext:value-type="string">
            <text:p>semangit:github_user_lng </text:p>
          </table:table-cell>
          <table:table-cell office:value-type="float" office:value="17143812" calcext:value-type="float">
            <text:p>17143812</text:p>
          </table:table-cell>
        </table:table-row>
        <table:table-row table:style-name="ro1">
          <table:table-cell office:value-type="string" calcext:value-type="string">
            <text:p>semangit:github_user_lat </text:p>
          </table:table-cell>
          <table:table-cell office:value-type="float" office:value="17143812" calcext:value-type="float">
            <text:p>17143812</text:p>
          </table:table-cell>
        </table:table-row>
        <table:table-row table:style-name="ro1">
          <table:table-cell office:value-type="string" calcext:value-type="string">
            <text:p>semangit:github_issue_event_action_specific_sha </text:p>
          </table:table-cell>
          <table:table-cell office:value-type="float" office:value="11533504" calcext:value-type="float">
            <text:p>11533504</text:p>
          </table:table-cell>
        </table:table-row>
        <table:table-row table:style-name="ro1">
          <table:table-cell office:value-type="string" calcext:value-type="string">
            <text:p>semangit:github_project_join_event_created_at </text:p>
          </table:table-cell>
          <table:table-cell office:value-type="float" office:value="11484189" calcext:value-type="float">
            <text:p>11484189</text:p>
          </table:table-cell>
        </table:table-row>
        <table:table-row table:style-name="ro1">
          <table:table-cell office:value-type="string" calcext:value-type="string">
            <text:p>semangit:github_project_joining_user </text:p>
          </table:table-cell>
          <table:table-cell office:value-type="float" office:value="11484189" calcext:value-type="float">
            <text:p>11484189</text:p>
          </table:table-cell>
        </table:table-row>
        <table:table-row table:style-name="ro1">
          <table:table-cell office:value-type="string" calcext:value-type="string">
            <text:p>semangit:github_project_join_event </text:p>
          </table:table-cell>
          <table:table-cell office:value-type="float" office:value="11484189" calcext:value-type="float">
            <text:p>11484189</text:p>
          </table:table-cell>
        </table:table-row>
        <table:table-row table:style-name="ro1">
          <table:table-cell office:value-type="string" calcext:value-type="string">
            <text:p>semangit:github_project_joined </text:p>
          </table:table-cell>
          <table:table-cell office:value-type="float" office:value="11484188" calcext:value-type="float">
            <text:p>11484188</text:p>
          </table:table-cell>
        </table:table-row>
        <table:table-row table:style-name="ro1">
          <table:table-cell office:value-type="string" calcext:value-type="string">
            <text:p>semangit:github_issue_assignee </text:p>
          </table:table-cell>
          <table:table-cell office:value-type="float" office:value="5308251" calcext:value-type="float">
            <text:p>5308251</text:p>
          </table:table-cell>
        </table:table-row>
        <table:table-row table:style-name="ro1">
          <table:table-cell office:value-type="string" calcext:value-type="string">
            <text:p>semangit:ghcomment_commit_ </text:p>
          </table:table-cell>
          <table:table-cell office:value-type="float" office:value="5226152" calcext:value-type="float">
            <text:p>5226152</text:p>
          </table:table-cell>
        </table:table-row>
        <table:table-row table:style-name="ro1">
          <table:table-cell office:value-type="string" calcext:value-type="string">
            <text:p>semangit:github_user_location </text:p>
          </table:table-cell>
          <table:table-cell office:value-type="float" office:value="2653724" calcext:value-type="float">
            <text:p>2653724</text:p>
          </table:table-cell>
        </table:table-row>
        <table:table-row table:style-name="ro1">
          <table:table-cell office:value-type="string" calcext:value-type="string">
            <text:p>semangit:comment_line </text:p>
          </table:table-cell>
          <table:table-cell office:value-type="float" office:value="2411620" calcext:value-type="float">
            <text:p>2411620</text:p>
          </table:table-cell>
        </table:table-row>
        <table:table-row table:style-name="ro1">
          <table:table-cell office:value-type="string" calcext:value-type="string">
            <text:p>semangit:github_user_country_code </text:p>
          </table:table-cell>
          <table:table-cell office:value-type="float" office:value="2393176" calcext:value-type="float">
            <text:p>2393176</text:p>
          </table:table-cell>
        </table:table-row>
        <table:table-row table:style-name="ro1">
          <table:table-cell office:value-type="string" calcext:value-type="string">
            <text:p>semangit:github_user_state </text:p>
          </table:table-cell>
          <table:table-cell office:value-type="float" office:value="1810077" calcext:value-type="float">
            <text:p>1810077</text:p>
          </table:table-cell>
        </table:table-row>
        <table:table-row table:style-name="ro1">
          <table:table-cell office:value-type="string" calcext:value-type="string">
            <text:p>semangit:github_user_city </text:p>
          </table:table-cell>
          <table:table-cell office:value-type="float" office:value="1685717" calcext:value-type="float">
            <text:p>1685717</text:p>
          </table:table-cell>
        </table:table-row>
        <table:table-row table:style-name="ro1">
          <table:table-cell office:value-type="string" calcext:value-type="string">
            <text:p>semangit:github_company </text:p>
          </table:table-cell>
          <table:table-cell office:value-type="float" office:value="1465300" calcext:value-type="float">
            <text:p>1465300</text:p>
          </table:table-cell>
        </table:table-row>
        <table:table-row table:style-name="ro1">
          <table:table-cell office:value-type="string" calcext:value-type="string">
            <text:p>semangit:github_organization_join_event </text:p>
          </table:table-cell>
          <table:table-cell office:value-type="float" office:value="667034" calcext:value-type="float">
            <text:p>667034</text:p>
          </table:table-cell>
        </table:table-row>
        <table:table-row table:style-name="ro1">
          <table:table-cell office:value-type="string" calcext:value-type="string">
            <text:p>semangit:github_organization_is_joined </text:p>
          </table:table-cell>
          <table:table-cell office:value-type="float" office:value="667034" calcext:value-type="float">
            <text:p>667034</text:p>
          </table:table-cell>
        </table:table-row>
        <table:table-row table:style-name="ro1">
          <table:table-cell office:value-type="string" calcext:value-type="string">
            <text:p>semangit:github_organization_joined_at </text:p>
          </table:table-cell>
          <table:table-cell office:value-type="float" office:value="667034" calcext:value-type="float">
            <text:p>667034</text:p>
          </table:table-cell>
        </table:table-row>
        <table:table-row table:style-name="ro1">
          <table:table-cell office:value-type="string" calcext:value-type="string">
            <text:p>semangit:github_organization_joined_by </text:p>
          </table:table-cell>
          <table:table-cell office:value-type="float" office:value="667034" calcext:value-type="float">
            <text:p>667034</text:p>
          </table:table-cell>
        </table:table-row>
        <table:table-row table:style-name="ro1">
          <table:table-cell office:value-type="string" calcext:value-type="string">
            <text:p>semangit:programming_language_name 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semangit:programming_language 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/>
          <table:table-cell table:formula="of:=SUM([.B1:.B95])/20000000000" office:value-type="float" office:value="2.0686024343" calcext:value-type="float">
            <text:p>2,0686024343</text:p>
          </table:table-cell>
        </table:table-row>
      </table:table>
      <table:named-expressions/>
      <table:database-ranges>
        <table:database-range table:name="__Anonymous_Sheet_DB__0" table:target-range-address="Tabelle1.A1:Tabelle1.B104857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1">00.00.0000</text:date>, <text:time style:data-style-name="N2" text:time-value="07:10:34.45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1T02:54:15.612000000</meta:creation-date>
    <dc:date>2018-12-11T06:08:13.002000000</dc:date>
    <meta:editing-duration>PT28M36S</meta:editing-duration>
    <meta:editing-cycles>1</meta:editing-cycles>
    <meta:generator>LibreOffice/5.0.6.3$Windows_x86 LibreOffice_project/490fc03b25318460cfc54456516ea2519c11d1aa</meta:generator>
    <meta:document-statistic meta:table-count="1" meta:cell-count="191" meta:object-count="0"/>
  </office:meta>
</office:document-meta>
</file>